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c207" officeooo:paragraph-rsid="0007c207"/>
    </style:style>
    <style:style style:name="T1" style:family="text">
      <style:text-properties officeooo:rsid="0008e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9:02:36.991327040</meta:creation-date>
    <dc:date>2019-09-11T09:22:22.453562787</dc:date>
    <meta:editing-duration>PT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